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1000000000000008000000080944901A4276202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opacity="100%" draw:textarea-horizontal-align="justify" draw:textarea-vertical-align="middle" draw:auto-grow-height="false" fo:min-height="16.55cm" fo:min-width="16.3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bitmap" draw:fill-image-name="_35__20_Percent" draw:textarea-horizontal-align="justify" draw:textarea-vertical-align="middle" draw:auto-grow-height="false" fo:min-height="9.75cm" fo:min-width="7.5cm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6.35cm" fo:min-width="19.1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bitmap" draw:fill-image-name="_35__20_Percent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6.8cm" svg:x="2.034cm" svg:y="9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836cm" svg:y1="8.034cm" svg:x2="20.036cm" svg:y2="8.034cm">
          <text:p/>
        </draw:line>
        <draw:line draw:style-name="gr2" draw:text-style-name="P2" draw:layer="layout" svg:x1="0.836cm" svg:y1="7.034cm" svg:x2="20.036cm" svg:y2="7.034cm">
          <text:p/>
        </draw:line>
        <draw:line draw:style-name="gr2" draw:text-style-name="P2" draw:layer="layout" svg:x1="0.836cm" svg:y1="6.034cm" svg:x2="20.036cm" svg:y2="6.034cm">
          <text:p/>
        </draw:line>
        <draw:line draw:style-name="gr2" draw:text-style-name="P2" draw:layer="layout" svg:x1="0.836cm" svg:y1="5.034cm" svg:x2="20.036cm" svg:y2="5.034cm">
          <text:p/>
        </draw:line>
        <draw:line draw:style-name="gr2" draw:text-style-name="P2" draw:layer="layout" svg:x1="0.836cm" svg:y1="4.034cm" svg:x2="20.036cm" svg:y2="4.034cm">
          <text:p/>
        </draw:line>
        <draw:line draw:style-name="gr2" draw:text-style-name="P2" draw:layer="layout" svg:x1="0.836cm" svg:y1="3.034cm" svg:x2="20.036cm" svg:y2="3.034cm">
          <text:p/>
        </draw:line>
        <draw:line draw:style-name="gr2" draw:text-style-name="P2" draw:layer="layout" svg:x1="0.836cm" svg:y1="0.836cm" svg:x2="20.036cm" svg:y2="0.836cm">
          <text:p/>
        </draw:line>
        <draw:custom-shape draw:style-name="gr3" draw:text-style-name="P3" draw:layer="layout" svg:width="8cm" svg:height="10cm" svg:x="6.434cm" svg:y="12.4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34cm" svg:y1="27.036cm" svg:x2="10.434cm" svg:y2="0.836cm">
          <text:p/>
        </draw:line>
        <draw:line draw:style-name="gr2" draw:text-style-name="P2" draw:layer="layout" svg:x1="0.836cm" svg:y1="17.434cm" svg:x2="20.036cm" svg:y2="17.434cm">
          <text:p/>
        </draw:line>
        <draw:line draw:style-name="gr4" draw:text-style-name="P5" draw:layer="layout" svg:x1="15.165cm" svg:y1="0.835cm" svg:x2="10.435cm" svg:y2="9.035cm">
          <text:p text:style-name="P4"/>
        </draw:line>
        <draw:line draw:style-name="gr4" draw:text-style-name="P2" draw:layer="layout" svg:x1="5.735cm" svg:y1="0.835cm" svg:x2="10.435cm" svg:y2="9.036cm">
          <text:p/>
        </draw:line>
        <draw:line draw:style-name="gr2" draw:text-style-name="P2" draw:layer="layout" svg:x1="10.434cm" svg:y1="9.033cm" svg:x2="20.034cm" svg:y2="3.494cm">
          <text:p/>
        </draw:line>
        <draw:line draw:style-name="gr2" draw:text-style-name="P2" draw:layer="layout" svg:x1="10.436cm" svg:y1="9.033cm" svg:x2="0.836cm" svg:y2="3.494cm">
          <text:p/>
        </draw:line>
        <draw:line draw:style-name="gr2" draw:text-style-name="P2" draw:layer="layout" svg:x1="10.434cm" svg:y1="9.035cm" svg:x2="18.614cm" svg:y2="0.835cm">
          <text:p/>
        </draw:line>
        <draw:line draw:style-name="gr2" draw:text-style-name="P2" draw:layer="layout" svg:x1="10.435cm" svg:y1="9.035cm" svg:x2="2.255cm" svg:y2="0.835cm">
          <text:p/>
        </draw:line>
        <draw:line draw:style-name="gr4" draw:text-style-name="P2" draw:layer="layout" svg:x1="8.275cm" svg:y1="0.835cm" svg:x2="10.435cm" svg:y2="9.034cm">
          <text:p/>
        </draw:line>
        <draw:line draw:style-name="gr4" draw:text-style-name="P2" draw:layer="layout" svg:x1="12.594cm" svg:y1="0.835cm" svg:x2="10.434cm" svg:y2="9.034cm">
          <text:p/>
        </draw:line>
        <draw:line draw:style-name="gr2" draw:text-style-name="P2" draw:layer="layout" svg:x1="10.434cm" svg:y1="9.034cm" svg:x2="20.034cm" svg:y2="6.464cm">
          <text:p/>
        </draw:line>
        <draw:line draw:style-name="gr2" draw:text-style-name="P2" draw:layer="layout" svg:x1="10.436cm" svg:y1="9.034cm" svg:x2="0.836cm" svg:y2="6.464cm">
          <text:p/>
        </draw:line>
        <draw:line draw:style-name="gr2" draw:text-style-name="P2" draw:layer="layout" svg:x1="0.835cm" svg:y1="27.035cm" svg:x2="0.835cm" svg:y2="0.835cm">
          <text:p/>
        </draw:line>
        <draw:line draw:style-name="gr2" draw:text-style-name="P2" draw:layer="layout" svg:x1="20.035cm" svg:y1="27.035cm" svg:x2="20.035cm" svg:y2="0.835cm">
          <text:p/>
        </draw:line>
        <draw:custom-shape draw:style-name="gr5" draw:text-style-name="P2" draw:layer="layout" svg:width="19.6cm" svg:height="26.6cm" svg:x="0.635cm" svg:y="0.63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35cm" svg:y1="10.035cm" svg:x2="18.835cm" svg:y2="10.035cm">
          <text:p/>
        </draw:line>
        <draw:line draw:style-name="gr2" draw:text-style-name="P2" draw:layer="layout" svg:x1="2.035cm" svg:y1="11.035cm" svg:x2="18.835cm" svg:y2="11.035cm">
          <text:p/>
        </draw:line>
        <draw:line draw:style-name="gr2" draw:text-style-name="P2" draw:layer="layout" svg:x1="2.035cm" svg:y1="12.035cm" svg:x2="18.835cm" svg:y2="12.035cm">
          <text:p/>
        </draw:line>
        <draw:line draw:style-name="gr2" draw:text-style-name="P2" draw:layer="layout" svg:x1="3.035cm" svg:y1="9.035cm" svg:x2="3.035cm" svg:y2="25.835cm">
          <text:p/>
        </draw:line>
        <draw:line draw:style-name="gr2" draw:text-style-name="P2" draw:layer="layout" svg:x1="4.035cm" svg:y1="9.035cm" svg:x2="4.035cm" svg:y2="25.835cm">
          <text:p/>
        </draw:line>
        <draw:line draw:style-name="gr2" draw:text-style-name="P2" draw:layer="layout" svg:x1="5.035cm" svg:y1="9.035cm" svg:x2="5.035cm" svg:y2="25.835cm">
          <text:p/>
        </draw:line>
        <draw:line draw:style-name="gr2" draw:text-style-name="P2" draw:layer="layout" svg:x1="6.035cm" svg:y1="9.035cm" svg:x2="6.035cm" svg:y2="25.835cm">
          <text:p/>
        </draw:line>
        <draw:line draw:style-name="gr2" draw:text-style-name="P2" draw:layer="layout" svg:x1="17.835cm" svg:y1="9.035cm" svg:x2="17.835cm" svg:y2="25.835cm">
          <text:p/>
        </draw:line>
        <draw:line draw:style-name="gr2" draw:text-style-name="P2" draw:layer="layout" svg:x1="16.835cm" svg:y1="9.035cm" svg:x2="16.835cm" svg:y2="25.835cm">
          <text:p/>
        </draw:line>
        <draw:line draw:style-name="gr2" draw:text-style-name="P2" draw:layer="layout" svg:x1="15.835cm" svg:y1="9.035cm" svg:x2="15.835cm" svg:y2="25.835cm">
          <text:p/>
        </draw:line>
        <draw:line draw:style-name="gr2" draw:text-style-name="P2" draw:layer="layout" svg:x1="14.835cm" svg:y1="9.035cm" svg:x2="14.835cm" svg:y2="25.835cm">
          <text:p/>
        </draw:line>
        <draw:line draw:style-name="gr2" draw:text-style-name="P2" draw:layer="layout" svg:x1="0.836cm" svg:y1="2.035cm" svg:x2="20.036cm" svg:y2="2.035cm">
          <text:p/>
        </draw:line>
        <draw:line draw:style-name="gr2" draw:text-style-name="P2" draw:layer="layout" svg:x1="0.836cm" svg:y1="1.035cm" svg:x2="20.036cm" svg:y2="1.035cm">
          <text:p/>
        </draw:line>
        <draw:line draw:style-name="gr2" draw:text-style-name="P2" draw:layer="layout" svg:x1="0.835cm" svg:y1="27.035cm" svg:x2="20.035cm" svg:y2="27.0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2_0_20_Percent" draw:display-name="20 Percent" xlink:href="Pictures/1000000000000008000000080944901A42762024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6:48:19.737146938</meta:creation-date>
    <dc:date>2023-06-19T17:38:23.027976316</dc:date>
    <meta:editing-duration>PT50M3S</meta:editing-duration>
    <meta:editing-cycles>5</meta:editing-cycles>
    <meta:generator>LibreOffice/7.5.3.2$Linux_X86_64 LibreOffice_project/50$Build-2</meta:generator>
    <meta:print-date>2023-06-19T17:38:27.292524289</meta:print-date>
    <meta:document-statistic meta:object-count="38"/>
  </office:meta>
</office:document-meta>
</file>